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7.501cm" table:align="margins"/>
    </style:style>
    <style:style style:name="Таблица2.A" style:family="table-column">
      <style:table-column-properties style:column-width="3.944cm" style:rel-column-width="14768*"/>
    </style:style>
    <style:style style:name="Таблица2.B" style:family="table-column">
      <style:table-column-properties style:column-width="13.557cm" style:rel-column-width="50767*"/>
    </style:style>
    <style:style style:name="Таблица2.A1" style:family="table-cell">
      <style:table-cell-properties fo:padding-left="0cm" fo:padding-right="0cm" fo:padding-top="0.101cm" fo:padding-bottom="0.101cm" fo:border="none"/>
    </style:style>
    <style:style style:name="Таблица2.A2" style:family="table-cell">
      <style:table-cell-properties fo:padding-left="0cm" fo:padding-right="0cm" fo:padding-top="0.101cm" fo:padding-bottom="0.101cm" fo:border-left="none" fo:border-right="none" fo:border-top="none" fo:border-bottom="0.002cm solid #000000"/>
    </style:style>
    <style:style style:name="Таблица1" style:family="table">
      <style:table-properties style:width="17.501cm" table:align="margins"/>
    </style:style>
    <style:style style:name="Таблица1.A" style:family="table-column">
      <style:table-column-properties style:column-width="17.501cm" style:rel-column-width="65535*"/>
    </style:style>
    <style:style style:name="Таблица1.A1" style:family="table-cell">
      <style:table-cell-properties fo:padding="0cm" fo:border="none"/>
    </style:style>
    <style:style style:name="Таблица3" style:family="table">
      <style:table-properties style:width="17.501cm" table:align="margins"/>
    </style:style>
    <style:style style:name="Таблица3.A" style:family="table-column">
      <style:table-column-properties style:column-width="17.501cm" style:rel-column-width="65535*"/>
    </style:style>
    <style:style style:name="Таблица3.A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able_20_Contents"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Arial" fo:font-size="10pt" fo:language="ru" fo:country="RU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7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8" style:family="paragraph" style:parent-style-name="Table_20_Contents">
      <style:text-properties fo:color="#c0c0c0" fo:font-size="8pt" style:font-size-asian="8pt" style:font-size-complex="8pt"/>
    </style:style>
    <style:style style:name="P9" style:family="paragraph" style:parent-style-name="Table_20_Contents">
      <style:text-properties style:font-name="Arial" fo:font-size="10pt" style:font-size-asian="10pt" style:font-size-complex="10pt"/>
    </style:style>
    <style:style style:name="P10" style:family="paragraph" style:parent-style-name="Table_20_Contents">
      <style:text-properties style:font-name="Arial" fo:font-size="10pt" fo:language="ru" fo:country="RU" style:font-size-asian="10pt" style:font-size-complex="10pt"/>
    </style:style>
    <style:style style:name="P11" style:family="paragraph" style:parent-style-name="Footer">
      <style:text-properties fo:font-size="5pt" style:font-size-asian="5pt" style:font-size-complex="5pt"/>
    </style:style>
    <style:style style:name="P12" style:family="paragraph" style:parent-style-name="Standard">
      <style:text-properties style:font-name="Arial" fo:font-size="10pt" style:font-size-asian="10pt" style:font-size-complex="10pt"/>
    </style:style>
    <style:style style:name="P13" style:family="paragraph" style:parent-style-name="Text_20_body">
      <style:paragraph-properties fo:text-align="center" style:justify-single-word="false"/>
      <style:text-properties fo:font-variant="normal" fo:text-transform="none" fo:color="#393939" style:font-name="Arial" fo:font-size="5pt" fo:letter-spacing="normal" fo:font-style="normal" fo:font-weight="normal" style:font-size-asian="5pt" style:font-size-complex="5pt"/>
    </style:style>
    <style:style style:name="P14" style:family="paragraph" style:parent-style-name="Table_20_Contents">
      <style:paragraph-properties fo:margin-top="0.101cm" fo:margin-bottom="0.101cm" fo:text-align="end" style:justify-single-word="false"/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margin-top="0.101cm" fo:margin-bottom="0.101cm" fo:text-align="start" style:justify-single-word="false"/>
      <style:text-properties style:font-name="Arial" fo:font-size="10pt" style:font-size-asian="10pt" style:font-size-complex="10pt"/>
    </style:style>
    <style:style style:name="P16" style:family="paragraph" style:parent-style-name="Table_20_Contents">
      <style:paragraph-properties fo:margin-top="0.101cm" fo:margin-bottom="0.101cm" fo:text-align="center" style:justify-single-word="false"/>
      <style:text-properties style:font-name="Arial" fo:font-size="12pt" style:font-size-asian="12pt" style:font-size-complex="12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style:font-name="Arial" fo:language="en" fo:country="US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8pt" fo:language="en" fo:country="US" style:font-size-asian="8pt" style:font-size-complex="8pt"/>
    </style:style>
    <style:style style:name="T7" style:family="text">
      <style:text-properties fo:font-size="8pt" fo:language="ru" fo:country="RU" style:font-size-asian="8pt" style:font-size-complex="8pt"/>
    </style:style>
    <style:style style:name="T8" style:family="text">
      <style:text-properties style:text-line-through-style="none" fo:font-style="normal" style:text-underline-style="none" style:font-name-asian="Times New Roman" style:font-style-asian="normal" style:font-name-complex="Times New Roman" style:font-style-complex="normal"/>
    </style:style>
    <style:style style:name="T9" style:family="text">
      <style:text-properties fo:color="#000000" style:text-outline="false" style:text-line-through-style="none" fo:font-size="11pt" fo:letter-spacing="normal" fo:language="en" fo:country="US" fo:font-style="normal" fo:text-shadow="none" style:text-underline-style="none" fo:font-weight="normal" style:letter-kerning="true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Arial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position="0% 100%" style:font-name="Arial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288026128" text:id="ct288026128">
          <text:insertion>
            <office:change-info>
              <dc:creator>&lt;анонимный&gt;</dc:creator>
              <dc:date>2013-06-21T18:36:00</dc:date>
            </office:change-info>
          </text:insertion>
        </text:changed-region>
        <text:changed-region xml:id="ct288023216" text:id="ct288023216">
          <text:insertion>
            <office:change-info>
              <dc:creator>&lt;анонимный&gt;</dc:creator>
              <dc:date>2013-06-21T18:37:00</dc:date>
            </office:change-info>
          </text:insertion>
        </text:changed-region>
        <text:changed-region xml:id="ct288027064" text:id="ct288027064">
          <text:insertion>
            <office:change-info>
              <dc:creator>&lt;анонимный&gt;</dc:creator>
              <dc:date>2013-06-21T18:30:00</dc:date>
            </office:change-info>
          </text:insertion>
        </text:changed-region>
        <text:changed-region xml:id="ct288027168" text:id="ct288027168">
          <text:insertion>
            <office:change-info>
              <dc:creator>&lt;анонимный&gt;</dc:creator>
              <dc:date>2013-06-21T18:34:00</dc:date>
            </office:change-info>
          </text:insertion>
        </text:changed-region>
        <text:changed-region xml:id="ct288027272" text:id="ct288027272">
          <text:insertion>
            <office:change-info>
              <dc:creator>&lt;анонимный&gt;</dc:creator>
              <dc:date>2013-06-21T18:17:00</dc:date>
            </office:change-info>
          </text:insertion>
        </text:changed-region>
        <text:changed-region xml:id="ct288027376" text:id="ct288027376">
          <text:insertion>
            <office:change-info>
              <dc:creator>&lt;анонимный&gt;</dc:creator>
              <dc:date>2013-09-19T19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Пациент:</text:p>
          </table:table-cell>
          <table:table-cell table:style-name="Таблица2.A1" office:value-type="string">
            <text:p text:style-name="P5"><text:change-start text:change-id="ct288026128"/><text:span text:style-name="T8">getFullName</text:span>('patientName', data['documents'][0])<text:change-end text:change-id="ct288026128"/></text:p>
          </table:table-cell>
        </table:table-row>
        <table:table-row>
          <table:table-cell table:style-name="Таблица2.A2" office:value-type="string">
            <text:p text:style-name="P3">История болезни №:</text:p>
          </table:table-cell>
          <table:table-cell table:style-name="Таблица2.A2" office:value-type="string">
            <text:p text:style-name="P5"><text:change-start text:change-id="ct288023216"/>getData('appealNumber', data['documents'][0])<text:change-end text:change-id="ct288023216"/></text:p>
          </table:table-cell>
        </table:table-row>
      </table:table>
      <text:p text:style-name="P13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6"><text:span text:style-name="T2"><office:annotation><dc:creator>&lt;анонимный&gt;</dc:creator><dc:date>2013-06-21T18:26:11.82</dc:date><text:p text:style-name="P17"><text:span text:style-name="T12">do table for document in data['documents']</text:span></text:p></office:annotation></text:span><text:change-start text:change-id="ct288027064"/><text:span text:style-name="T2">getData('name', document)</text:span><text:change-end text:change-id="ct288027064"/></text:p>
            <table:table table:name="Таблица3" table:style-name="Таблица3">
              <table:table-column table:style-name="Таблица3.A"/>
              <table:table-row>
                <table:table-cell table:style-name="Таблица3.A1" office:value-type="string">
                  <text:p text:style-name="P14"><text:span text:style-name="T7">Дата и время:  </text:span><text:change-start text:change-id="ct288027168"/><text:span text:style-name="T6">getData('endDate', document)</text:span><text:change-end text:change-id="ct288027168"/></text:p>
                </table:table-cell>
              </table:table-row>
            </table:table>
            <text:p text:style-name="P15"/>
            <text:p text:style-name="P9"><office:annotation><dc:creator>Fedor Kurilov</dc:creator><dc:date>2013-09-18T18:25:41.85</dc:date><text:p text:style-name="P17"><text:span text:style-name="T18">do text for attr in document['attributes']</text:span></text:p><text:p text:style-name="P17"><text:span text:style-name="T18">from xhtml('&lt;p&gt;&lt;b&gt;'+attr['name']+':&lt;/b&gt; '+attr['value']</text:span><text:span text:style-name="T12">+' '+attr['unit']</text:span><text:span text:style-name="T18">+'&lt;/p&gt;')</text:span></text:p></office:annotation>attrs</text:p>
            <text:p text:style-name="P9"/>
            <text:p text:style-name="P10">Врач: <text:span text:style-name="T2">(</text:span><text:span text:style-name="T2"><text:conditional-text text:condition="ooow:true" text:string-value-if-true="getSpecsOrPost(document)" text:string-value-if-false="">getSpecsOrPost(document)</text:conditional-text></text:span>): <text:span text:style-name="T5">____________________ / </text:span><text:change-start text:change-id="ct288027272"/><text:span text:style-name="T3">getData('doctorName', document)</text:span><text:change-end text:change-id="ct288027272"/></text:p>
            <text:p text:style-name="P10"/>
            <text:p text:style-name="P9"><text:span text:style-name="T10"><office:annotation><dc:creator>&lt;анонимный&gt;</dc:creator><dc:date>2013-09-19T18:33:06.89</dc:date><text:p text:style-name="P17"><text:span text:style-name="T13">do text if (</text:span><text:span text:style-name="T14">getData('flatCode', </text:span><text:span text:style-name="T15">document</text:span><text:span text:style-name="T14">) != 'dutyDoctor' and <text:s/></text:span><text:span text:style-name="T16">getData('doctorPost.c</text:span><text:span text:style-name="T17">ode</text:span><text:span text:style-name="T16">', </text:span><text:span text:style-name="T17">document</text:span><text:span text:style-name="T16">) == '3115')</text:span></text:p></office:annotation></text:span><text:span text:style-name="T10">Лечащий врач: </text:span><text:span text:style-name="T11">____________________ / </text:span><text:change-start text:change-id="ct288027376"/><text:span text:style-name="T3">getFullName('execPerson.name', </text:span><text:span text:style-name="T9">document</text:span><text:span text:style-name="T3">)</text:span><text:change-end text:change-id="ct288027376"/></text:p>
            <text:p text:style-name="P12"><text:span text:style-name="T10"><office:annotation><dc:creator>&lt;анонимный&gt;</dc:creator><dc:date>2013-09-19T19:12:34.89</dc:date><text:p><text:span text:style-name="T13">do text if (</text:span><text:span text:style-name="T14">getData('flatCode', </text:span><text:span text:style-name="T15">document</text:span><text:span text:style-name="T14">) == 'dutyDoctor' and <text:s/>getData('doctorPost.c</text:span><text:span text:style-name="T15">ode</text:span><text:span text:style-name="T14">', </text:span><text:span text:style-name="T15">document</text:span><text:span text:style-name="T14">) == '3115')</text:span></text:p></office:annotation></text:span><text:span text:style-name="T10">Дежурный врач:  ____________________ / </text:span></text:p>
            <text:p text:style-name="P12"/>
          </table:table-cell>
        </table:table-row>
      </table:table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>
      <style:table-properties style:width="17.501cm" table:align="margins"/>
    </style:style>
    <style:style style:name="Таблица4.A" style:family="table-column">
      <style:table-column-properties style:column-width="5.833cm" style:rel-column-width="21845*"/>
    </style:style>
    <style:style style:name="Таблица4.A1" style:family="table-cell">
      <style:table-cell-properties fo:padding="0.097cm" fo:border-left="none" fo:border-right="none" fo:border-top="0.002cm solid #000000" fo:border-bottom="none"/>
    </style:style>
    <style:style style:name="Таблица4.A2" style:family="table-cell">
      <style:table-cell-properties fo:padding="0cm" fo:border="none"/>
    </style:style>
    <style:style style:name="MP1" style:family="paragraph" style:parent-style-name="Table_20_Contents"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MP2" style:family="paragraph" style:parent-style-name="Table_20_Contents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MP4" style:family="paragraph" style:parent-style-name="Table_20_Contents"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text-properties fo:color="#c0c0c0" fo:font-size="8pt" style:font-size-asian="8pt" style:font-size-complex="8pt"/>
    </style:style>
    <style:style style:name="MP6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7" style:family="paragraph" style:parent-style-name="Footer">
      <style:text-properties fo:font-size="5pt" style:font-size-asian="5pt" style:font-size-complex="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language="en" fo:country="US"/>
    </style:style>
    <style:style style:name="MT3" style:family="text">
      <style:text-properties style:font-name="Arial" fo:language="en" fo:country="US"/>
    </style:style>
    <style:page-layout style:name="Mpm1">
      <style:page-layout-properties fo:page-width="21.001cm" fo:page-height="29.7cm" style:num-format="1" style:print-orientation="portrait" fo:margin-top="0.499cm" fo:margin-bottom="0.504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473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tracked-changes>
          <text:changed-region xml:id="ct288026648" text:id="ct288026648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288026752" text:id="ct288026752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288026856" text:id="ct288026856">
            <text:insertion>
              <office:change-info>
                <dc:creator>&lt;анонимный&gt;</dc:creator>
                <dc:date>2013-06-21T19:26:00</dc:date>
              </office:change-info>
            </text:insertion>
          </text:changed-region>
          <text:changed-region xml:id="ct288026960" text:id="ct288026960">
            <text:insertion>
              <office:change-info>
                <dc:creator>&lt;анонимный&gt;</dc:creator>
                <dc:date>2013-06-21T19:26:00</dc:date>
              </office:change-info>
            </text:insertion>
          </text:changed-region>
        </text:tracked-changes>
        <table:table table:name="Таблица4" table:style-name="Таблица4">
          <table:table-column table:style-name="Таблица4.A" table:number-columns-repeated="3"/>
          <table:table-row>
            <table:table-cell table:style-name="Таблица4.A1" office:value-type="string">
              <text:p text:style-name="MP1"><text:span text:style-name="MT1">Код пациента</text:span>: <text:change-start text:change-id="ct288026648"/><text:span text:style-name="MT2">getData('patientId', </text:span><text:span text:style-name="MT3">data['documents'][0]</text:span><text:span text:style-name="MT2">)</text:span><text:change-end text:change-id="ct288026648"/></text:p>
            </table:table-cell>
            <table:table-cell table:style-name="Таблица4.A1" office:value-type="string">
              <text:p text:style-name="MP2"/>
            </table:table-cell>
            <table:table-cell table:style-name="Таблица4.A1" office:value-type="string">
              <text:p text:style-name="MP3"><text:span text:style-name="MT1">Код обращения:</text:span> <text:change-start text:change-id="ct288026752"/><text:span text:style-name="MT2">getData('appealId', </text:span><text:span text:style-name="MT3">data['documents'][0]</text:span><text:span text:style-name="MT2">)</text:span><text:change-end text:change-id="ct288026752"/></text:p>
            </table:table-cell>
          </table:table-row>
          <table:table-row>
            <table:table-cell table:style-name="Таблица4.A2" office:value-type="string">
              <text:p text:style-name="MP4"><text:change-start text:change-id="ct288026856"/>getData('patientId', data['documents'][0])<text:change-end text:change-id="ct288026856"/></text:p>
            </table:table-cell>
            <table:table-cell table:style-name="Таблица4.A2" office:value-type="string">
              <text:p text:style-name="MP5"/>
            </table:table-cell>
            <table:table-cell table:style-name="Таблица4.A2" office:value-type="string">
              <text:p text:style-name="MP6"><text:change-start text:change-id="ct288026960"/>getData('appealId', data['documents'][0])<text:change-end text:change-id="ct288026960"/></text:p>
            </table:table-cell>
          </table:table-row>
        </table:table>
        <text:p text:style-name="MP7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3M44S</meta:editing-duration>
    <meta:editing-cycles>123</meta:editing-cycles>
    <meta:generator>OpenOffice/4.0.0$Win32 OpenOffice.org_project/400m3$Build-9702</meta:generator>
    <dc:date>2013-11-19T13:02:17.21</dc:date>
    <dc:creator>Fedor Kurilov</dc:creator>
    <meta:document-statistic meta:table-count="4" meta:image-count="0" meta:object-count="0" meta:page-count="1" meta:paragraph-count="14" meta:word-count="48" meta:character-count="595"/>
    <meta:user-defined meta:name="Info 1"/>
    <meta:user-defined meta:name="Info 2"/>
    <meta:user-defined meta:name="Info 3"/>
    <meta:user-defined meta:name="Info 4"/>
  </office:meta>
</office:document-meta>
</file>